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officeooo:paragraph-rsid="0014a2a9"/>
    </style:style>
    <style:style style:name="P2" style:family="paragraph" style:parent-style-name="Standard">
      <style:text-properties style:font-name="Courier New" officeooo:paragraph-rsid="0015ad92"/>
    </style:style>
    <style:style style:name="P3" style:family="paragraph" style:parent-style-name="Standard">
      <style:text-properties style:font-name="Courier New" officeooo:paragraph-rsid="0016a44a"/>
    </style:style>
    <style:style style:name="P4" style:family="paragraph" style:parent-style-name="Standard">
      <style:text-properties style:font-name="Courier New" officeooo:paragraph-rsid="001715ea"/>
    </style:style>
    <style:style style:name="P5" style:family="paragraph" style:parent-style-name="Standard">
      <style:text-properties officeooo:paragraph-rsid="0015ad92"/>
    </style:style>
    <style:style style:name="P6" style:family="paragraph" style:parent-style-name="Standard">
      <style:text-properties style:text-underline-style="solid" style:text-underline-width="auto" style:text-underline-color="font-color" officeooo:paragraph-rsid="0015ad92"/>
    </style:style>
    <style:style style:name="P7" style:family="paragraph" style:parent-style-name="Standard">
      <style:text-properties style:text-underline-style="none" officeooo:paragraph-rsid="0015ad92"/>
    </style:style>
    <style:style style:name="P8" style:family="paragraph" style:parent-style-name="Standard">
      <style:text-properties officeooo:paragraph-rsid="0016a44a"/>
    </style:style>
    <style:style style:name="P9" style:family="paragraph" style:parent-style-name="Standard">
      <style:text-properties officeooo:paragraph-rsid="0016dd83"/>
    </style:style>
    <style:style style:name="P10" style:family="paragraph" style:parent-style-name="Standard">
      <style:text-properties officeooo:paragraph-rsid="001715ea"/>
    </style:style>
    <style:style style:name="P11" style:family="paragraph" style:parent-style-name="Standard">
      <style:text-properties officeooo:paragraph-rsid="0017e704"/>
    </style:style>
    <style:style style:name="P12" style:family="paragraph" style:parent-style-name="Header">
      <style:text-properties officeooo:paragraph-rsid="0014983b"/>
    </style:style>
    <style:style style:name="T1" style:family="text">
      <style:text-properties officeooo:rsid="0014983b"/>
    </style:style>
    <style:style style:name="T2" style:family="text">
      <style:text-properties officeooo:rsid="0014a2a9"/>
    </style:style>
    <style:style style:name="T3" style:family="text">
      <style:text-properties officeooo:rsid="0015ad92"/>
    </style:style>
    <style:style style:name="T4" style:family="text">
      <style:text-properties style:font-name="Courier New" officeooo:rsid="0015ad92"/>
    </style:style>
    <style:style style:name="T5" style:family="text">
      <style:text-properties style:font-name="Courier New" officeooo:rsid="0016a44a"/>
    </style:style>
    <style:style style:name="T6" style:family="text">
      <style:text-properties style:font-name="Courier New" officeooo:rsid="001715ea"/>
    </style:style>
    <style:style style:name="T7" style:family="text">
      <style:text-properties officeooo:rsid="0016a44a"/>
    </style:style>
    <style:style style:name="T8" style:family="text">
      <style:text-properties officeooo:rsid="0016dd83"/>
    </style:style>
    <style:style style:name="T9" style:family="text">
      <style:text-properties officeooo:rsid="001715ea"/>
    </style:style>
    <style:style style:name="T10" style:family="text">
      <style:text-properties officeooo:rsid="0017e7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I have put the output of my proxy server in their own text files as they are rather large.</text:span></text:p>
      <text:p text:style-name="P6"><text:span text:style-name="T3"/></text:p>
      <text:p text:style-name="P6"><text:span text:style-name="T3">Results:</text:span></text:p>
      <text:p text:style-name="P5"><text:a xlink:type="simple" xlink:href="http://www.eecs.wsu.edu/~hauser/cs455/lectures/calendar.html"><text:span text:style-name="T3">www.eecs.wsu.edu/~hauser/cs455/lectures/calendar.html</text:span></text:a></text:p>
      <text:p text:style-name="P1"><text:span text:style-name="T2"/></text:p>
      <text:p text:style-name="P5"><text:span text:style-name="T3">This page is relatively simple. A sample header looks like the following:<text:line-break/></text:span></text:p>
      <text:p text:style-name="P5"><text:span text:style-name="T4">GET http://www.eecs.wsu.edu/~hauser/cs455/lectures/calendar.html HTTP/1.1</text:span></text:p>
      <text:p text:style-name="P2"><text:span text:style-name="T3">Host: www.eecs.wsu.edu</text:span></text:p>
      <text:p text:style-name="P2"><text:span text:style-name="T3">User-Agent: Mozilla/5.0 (Windows NT 6.1; WOW64; rv:17.0) Gecko/17.0 Firefox/17.0</text:span></text:p>
      <text:p text:style-name="P2"><text:span text:style-name="T3">Accept: text/html,application/xhtml+xml,application/xml;q=0.9,*/*;q=0.8</text:span></text:p>
      <text:p text:style-name="P2"><text:span text:style-name="T3">Accept-Language: en-US,en;q=0.5</text:span></text:p>
      <text:p text:style-name="P2"><text:span text:style-name="T3">Accept-Encoding: gzip, deflate</text:span></text:p>
      <text:p text:style-name="P2"><text:span text:style-name="T3">Proxy-Connection: keep-alive</text:span></text:p>
      <text:p text:style-name="P2"><text:span text:style-name="T3">Cookie: SESS48832ec436fd5974e50fac5b89ff5b7d=6afbce65c489cfee5c87b665a7e0adc7</text:span></text:p>
      <text:p text:style-name="P2"><text:span text:style-name="T3">Pragma: no-cache</text:span></text:p>
      <text:p text:style-name="P2"><text:span text:style-name="T3">Cache-Control: no-cache</text:span></text:p>
      <text:p text:style-name="Standard"/>
      <text:p text:style-name="P5"><text:span text:style-name="T3">A simple get request for the HTML of the webpage hosted at </text:span><text:a xlink:type="simple" xlink:href="http://www.eecs.wsu.edu/"><text:span text:style-name="T3">www.eecs.wsu.edu</text:span></text:a><text:span text:style-name="T3">. I used firefox to access the webpage. There are some encoding options and originally wanted to a keep-alive connection. I removed that and put in it's place a Connection: close header to simplify page loading. This page also was given a cookie from my computer.</text:span></text:p>
      <text:p text:style-name="P5"><text:span text:style-name="T3"/></text:p>
      <text:p text:style-name="P5"><text:span text:style-name="T3"/></text:p>
      <text:p text:style-name="P5"><text:a xlink:type="simple" xlink:href="http://Www.cnn.com/"><text:span text:style-name="T3">www.cnn.com</text:span></text:a></text:p>
      <text:p text:style-name="P5"><text:span text:style-name="T3"/></text:p>
      <text:p text:style-name="P8"><text:span text:style-name="T3">This page has a ton of content on it, and if I enabled logging of response data, the text output exceeded 25MB. </text:span><text:span text:style-name="T7">Even without the response data, the file is still quite large with only headers. Here is a sample of the basic GET Header:<text:line-break/><text:line-break/></text:span><text:span text:style-name="T5">GET http://www.cnn.com/ HTTP/1.1</text:span></text:p>
      <text:p text:style-name="P3"><text:span text:style-name="T7">Host: www.cnn.com</text:span></text:p>
      <text:p text:style-name="P3"><text:span text:style-name="T7">User-Agent: Mozilla/5.0 (Windows NT 6.1; WOW64; rv:17.0) Gecko/17.0 Firefox/17.0</text:span></text:p>
      <text:p text:style-name="P3"><text:span text:style-name="T7">Accept: text/html,application/xhtml+xml,application/xml;q=0.9,*/*;q=0.8</text:span></text:p>
      <text:p text:style-name="P3"><text:span text:style-name="T7">Accept-Language: en-US,en;q=0.5</text:span></text:p>
      <text:p text:style-name="P3"><text:span text:style-name="T7">Accept-Encoding: gzip, deflate</text:span></text:p>
      <text:p text:style-name="P3"><text:span text:style-name="T7">Proxy-Connection: keep-alive</text:span></text:p>
      <text:p text:style-name="P3"><text:span text:style-name="T7">Cookie: CG=US:WA:Colfax; ug=52aa006903465a0a3c6ac37faa047290; ugs=1; optimizelySegments=%7B%22170962340%22%3A%22false%22%2C</text:span><text:soft-page-break/><text:span text:style-name="T7">%22171657961%22%3A%22ff%22%2C%22172148679%22%3A%22none%22%2C%22172265329%22%3A%22direct%22%7D; optimizelyEndUserId=oeu1386872933245r0.7167494899773404; optimizelyBuckets=%7B%7D; SelectedEdition=www; tnr:usrvtstg01=1386872934404%7C0%7C0%7C2%7C0%7C0%7C0%7C0%7C0%7C0%7C0%7C0%7C0%7C0%7C0%7C0%7C0%7C0%7C0%7C0%7C0%7C0%7C0%7C0%7C0%7C0%7C0%7C0%7C0%7C0%7C0%7C2%7Cf%7C2%7C11%7C1386876589960; tnr:sesctmp01=1386878211044; s_cc=true; s_sq=%5B%5BB%5D%5D; rsi_segs_ttn=A09801_10051|A09801_10001|A09801_10313|A09801_0; _chartbeat2=k9jurpsodp3oipob.1386872936366.1386878212306.1; _chartbeat_uuniq=1; s_ppv=100; ebPanelFrequency_.www.cnn.com=18151717%3A2%3A1%3A1386959354100; octowebstatid=nyu1qgusspt1iu0trpk; adDEmas=R00&amp;broadband&amp;stjohncable.com&amp;0&amp;usa&amp;881&amp;99171&amp;48&amp;38&amp;T3&amp;M3&amp;20504&amp;; adDEon=true; __vrf=13868765910783tQMi1m8B5sLaIg2eBcY1J4G90VGVLUJ; Akamai_AnalyticsMetrics_clientId=1233EF966A0834DD8AE1F1EFD47C3ECC8D3CB870; AkamaiAnalytics_BrowserSessionId=; AkamaiAnalyticsDO_visitStartTime=1386877474570; AkamaiAnalytics_VisitCookie=0; AkamaiAnalyticsDO_bitRateBucketsCsv=; AkamaiAnalyticsDO_visitMetricsCsv=; AkamaiAnalytics_VisitIsPlaying=-1; AkamaiAnalytics_VisitLastCloseTime=1386877566131; AkamaiAnalytics_VisitUnqueTitles=; __vrrefresh=http%3A%2F%2Fwww.cnn.com%2F</text:span></text:p>
      <text:p text:style-name="P3"><text:span text:style-name="T7">Pragma: no-cache</text:span></text:p>
      <text:p text:style-name="P3"><text:span text:style-name="T7">Cache-Control: no-cache</text:span></text:p>
      <text:p text:style-name="P3"><text:span text:style-name="T7"/></text:p>
      <text:p text:style-name="P9"><text:span text:style-name="T8">A GET request for </text:span><text:a xlink:type="simple" xlink:href="http://www.cnn.com/"><text:span text:style-name="T8">www.cnn.com</text:span></text:a><text:span text:style-name="T8">. I was again using Mozilla Firefox. The header sent out initially wanted the keep-alive for proxy connections but that was again replaced by a Connection: close header. There is a large cookie associated with accessing this page, probably because I have visited before. To my suprise, this website seemed to work flawlessly through my proxy and I was able to watch videos and other interactions worked as well.</text:span></text:p>
      <text:p text:style-name="P9"><text:span text:style-name="T8"/></text:p>
      <text:p text:style-name="P9"><text:span text:style-name="T8"/></text:p>
      <text:p text:style-name="P9"><text:span text:style-name="T8"/></text:p>
      <text:p text:style-name="P9"><text:span text:style-name="T8">WSU EECS GSPA/Orgsync.com</text:span></text:p>
      <text:p text:style-name="P9"><text:span text:style-name="T8"/></text:p>
      <text:p text:style-name="P10"><text:span text:style-name="T8">I chose to brows the EECS GSPA and related Orgsync page as my final test because it had some POST data. Here is a sample Header and POST data:<text:line-break/><text:line-break/></text:span><text:span text:style-name="T6">POST http://ocsp.godaddy.com/ HTTP/1.1</text:span></text:p>
      <text:p text:style-name="P4"><text:span text:style-name="T9">Host: ocsp.godaddy.com</text:span></text:p>
      <text:p text:style-name="P4"><text:span text:style-name="T9">User-Agent: Mozilla/5.0 (Windows NT 6.1; WOW64; rv:17.0) Gecko/17.0 Firefox/17.0</text:span></text:p>
      <text:p text:style-name="P4"><text:span text:style-name="T9">Accept: </text:span><text:soft-page-break/><text:span text:style-name="T9">text/html,application/xhtml+xml,application/xml;q=0.9,*/*;q=0.8</text:span></text:p>
      <text:p text:style-name="P4"><text:span text:style-name="T9">Accept-Language: en-US,en;q=0.5</text:span></text:p>
      <text:p text:style-name="P4"><text:span text:style-name="T9">Accept-Encoding: gzip, deflate</text:span></text:p>
      <text:p text:style-name="P4"><text:span text:style-name="T9">Proxy-Connection: keep-alive</text:span></text:p>
      <text:p text:style-name="P4"><text:span text:style-name="T9">Content-Length: 106</text:span></text:p>
      <text:p text:style-name="P4"><text:span text:style-name="T9">Content-Type: application/ocsp-request</text:span></text:p>
      <text:p text:style-name="P4"><text:span text:style-name="T9"/></text:p>
      <text:p text:style-name="P4"><text:span text:style-name="T9">Sent POST to server</text:span></text:p>
      <text:p text:style-name="P4"><text:span text:style-name="T9">POST: 0h0f0D0B0@0<text:tab/>##+#####</text:span></text:p>
      <text:p text:style-name="P10"><text:span text:style-name="T9"/></text:p>
      <text:p text:style-name="P10"><text:span text:style-name="T9">This is a fairly simple POST request to ocsp.godaddy.com. Using Firefox again with a keep-alive proxy connection that was replaced by a Connection: close header. A lot of the POST data was non-printable characters but had length 106. The type of the content for the POST is ocsp-request, but I'm unsure what exactly that means.</text:span></text:p>
      <text:p text:style-name="P10"><text:span text:style-name="T9"/></text:p>
      <text:p text:style-name="P10"><text:span text:style-name="T9"/></text:p>
      <text:p text:style-name="P10"><text:span text:style-name="T9"/></text:p>
      <text:p text:style-name="P11"><text:span text:style-name="T10">In the websites I tested there were no anomolies or difficulties loading pages. Occasionally, the sockets would get closed by the OS for some weird reason (firewall?), however I made the proxy server handle them gracefully by not crashing and simply displaying the error on the console. However, if multiple of these happen, the browser usually has difficulty continuing without restarting the proxy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4983b"/>
    </style:style>
    <style:style style:name="MT1" style:family="text">
      <style:text-properties officeooo:rsid="0014983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Isaac Baker</text:span></text:p>
        <text:p text:style-name="MP1"><text:span text:style-name="MT1">12/12/2013</text:span></text:p>
        <text:p text:style-name="MP1"><text:span text:style-name="MT1">CptS 455 Project 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M23S</meta:editing-duration>
    <meta:editing-cycles>7</meta:editing-cycles>
    <meta:generator>LibreOffice/4.0.1.2$Windows_x86 LibreOffice_project/84102822e3d61eb989ddd325abf1ac077904985</meta:generator>
    <dc:date>2013-12-12T12:34:10.19</dc:date>
    <meta:document-statistic meta:table-count="0" meta:image-count="0" meta:object-count="0" meta:page-count="3" meta:paragraph-count="44" meta:word-count="489" meta:character-count="4752" meta:non-whitespace-character-count="4304"/>
    <meta:user-defined meta:name="Info 1"/>
    <meta:user-defined meta:name="Info 2"/>
    <meta:user-defined meta:name="Info 3"/>
    <meta:user-defined meta:name="Info 4"/>
  </office:meta>
</office:document-meta>
</file>